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024243" officeooo:paragraph-rsid="00024243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L1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05d94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8038"/>
    </style:style>
    <style:style style:name="T3" style:family="text">
      <style:text-properties officeooo:rsid="0005d946"/>
    </style:style>
    <style:style style:name="T4" style:family="text">
      <style:text-properties officeooo:rsid="0007dc1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síduo eletrônico</text:h>
      <text:p text:style-name="P6"><text:span text:style-name="T3">T</text:span>ambém conhecido como resíduo computacional ou lixo eletrônico, são os equipamentos eletrônicos descartados ou obsoletos <text:span text:style-name="T2">como </text:span>computadores, televisores <text:span text:style-name="T2">e </text:span>celulares.</text:p>
      <text:p text:style-name="P4"/>
      <text:h text:style-name="P1" text:outline-level="1"><text:span text:style-name="T4">D</text:span>escarte inadequado</text:h>
      <text:p text:style-name="P4">Os resíduos de equipamentos eletrônicos, se descartados de forma inadequada, constituem um sério risco para o meio ambiente, pois possuem em sua composição metais pesados altamente tóxicos, como mercúrio, cádmio, berílio e chumbo, além de outros compostos químicos como os BFRs. Em contato com o solo, os metais pesados contaminam o lençol freático; se queimados, os BFRs liberam toxinas perigosas ao meio ambiente. Portanto, a manipulação e processamento dos REEE, de forma incorreta e desprotegida, contamina os seres humanos que executam estas tarefas e o meio ambiente à sua volta.</text:p>
      <text:p text:style-name="P4"/>
      <text:h text:style-name="P1" text:outline-level="1">Legislação</text:h>
      <text:p text:style-name="P4">Em função da complexidade do problema da contaminação e do aumento considerável da produção, consumo e consequente descarte de eletroeletrônicos, foi necessária a elaboração de leis específicas, atualmente em vigor em diversas partes do mundo. No dia 5 de agosto de 2010 foi aprovada a Lei Federal n. 12.305, que instituiu em 2010 a Política Nacional de Resíduos Sólidos (PNRS) na legislação ambiental brasileira nº 12.305, que obriga a dar destinação adequada para os resíduos sólidos, inclusive os eletrônicos. </text:p>
      <text:p text:style-name="P4"/>
      <text:p text:style-name="P3"/>
      <text:p text:style-name="P2">Origem do texto: Wikipédia, a enciclopédia livr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7T18:34:51.600000000</dc:date>
    <meta:editing-duration>PT3H46M8S</meta:editing-duration>
    <meta:editing-cycles>6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7" meta:word-count="201" meta:character-count="1358" meta:non-whitespace-character-count="1163"/>
  </office:meta>
</office:document-meta>
</file>